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Sans" svg:font-family="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text-properties style:font-name="Sans" officeooo:paragraph-rsid="0012affd"/>
    </style:style>
    <style:style style:name="P2" style:family="paragraph" style:parent-style-name="Standard">
      <style:text-properties style:font-name="Sans" fo:font-size="12pt" officeooo:paragraph-rsid="00182b3d" style:font-size-asian="12pt" style:font-size-complex="12pt"/>
    </style:style>
    <style:style style:name="P3" style:family="paragraph" style:parent-style-name="Standard">
      <style:text-properties style:font-name="Sans" fo:font-size="12pt" officeooo:paragraph-rsid="00182b3d"/>
    </style:style>
    <style:style style:name="P4" style:family="paragraph" style:parent-style-name="Standard">
      <style:text-properties style:font-name="Sans" fo:font-size="12pt" fo:font-style="italic" officeooo:rsid="0018be82" officeooo:paragraph-rsid="0018be82" style:font-size-asian="12pt" style:font-style-asian="italic" style:font-size-complex="12pt" style:font-style-complex="italic"/>
    </style:style>
    <style:style style:name="P5" style:family="paragraph" style:parent-style-name="Standard">
      <style:text-properties style:font-name="Sans" fo:font-size="7.5pt" officeooo:paragraph-rsid="00182b3d"/>
    </style:style>
    <style:style style:name="P6" style:family="paragraph" style:parent-style-name="Standard">
      <style:text-properties style:font-name="Sans" officeooo:paragraph-rsid="0018be82"/>
    </style:style>
    <style:style style:name="P7" style:family="paragraph" style:parent-style-name="Text_20_body">
      <style:text-properties officeooo:rsid="00182b3d" officeooo:paragraph-rsid="00182b3d"/>
    </style:style>
    <style:style style:name="P8" style:family="paragraph" style:parent-style-name="Text_20_body">
      <style:text-properties officeooo:rsid="0018be82" officeooo:paragraph-rsid="0018be82"/>
    </style:style>
    <style:style style:name="P9" style:family="paragraph" style:parent-style-name="Text_20_body">
      <style:text-properties style:font-name="Sans"/>
    </style:style>
    <style:style style:name="P10" style:family="paragraph" style:parent-style-name="Text_20_body">
      <style:text-properties style:font-name="Sans" officeooo:rsid="0012affd" officeooo:paragraph-rsid="0012affd"/>
    </style:style>
    <style:style style:name="P11" style:family="paragraph" style:parent-style-name="Text_20_body">
      <style:text-properties style:font-name="Sans" officeooo:rsid="001339ab" officeooo:paragraph-rsid="001339ab"/>
    </style:style>
    <style:style style:name="P12" style:family="paragraph" style:parent-style-name="Text_20_body">
      <style:text-properties style:font-name="Sans" officeooo:rsid="00160caf" officeooo:paragraph-rsid="00160caf"/>
    </style:style>
    <style:style style:name="P13" style:family="paragraph" style:parent-style-name="Text_20_body">
      <style:text-properties style:font-name="Sans" officeooo:rsid="00160caf" officeooo:paragraph-rsid="0018be82"/>
    </style:style>
    <style:style style:name="P14" style:family="paragraph" style:parent-style-name="Text_20_body" style:list-style-name="L1">
      <style:text-properties style:font-name="Sans" officeooo:rsid="001734d2" officeooo:paragraph-rsid="001734d2"/>
    </style:style>
    <style:style style:name="P15" style:family="paragraph" style:parent-style-name="Text_20_body" style:list-style-name="L1">
      <style:text-properties style:font-name="Sans" officeooo:rsid="00182b3d" officeooo:paragraph-rsid="00182b3d"/>
    </style:style>
    <style:style style:name="P16" style:family="paragraph" style:parent-style-name="Text_20_body">
      <style:text-properties style:font-name="Sans" officeooo:rsid="00182b3d" officeooo:paragraph-rsid="00182b3d"/>
    </style:style>
    <style:style style:name="P17" style:family="paragraph" style:parent-style-name="Text_20_body">
      <style:text-properties style:font-name="Sans" fo:font-style="normal" officeooo:rsid="00182b3d" officeooo:paragraph-rsid="00182b3d" style:font-style-asian="normal" style:font-style-complex="normal"/>
    </style:style>
    <style:style style:name="P18" style:family="paragraph" style:parent-style-name="Text_20_body">
      <style:text-properties style:font-name="Sans" officeooo:paragraph-rsid="0018be82"/>
    </style:style>
    <style:style style:name="P19" style:family="paragraph" style:parent-style-name="Text_20_body">
      <style:text-properties style:font-name="Sans" officeooo:rsid="0018be82" officeooo:paragraph-rsid="0018be82"/>
    </style:style>
    <style:style style:name="P20" style:family="paragraph" style:parent-style-name="Text_20_body" style:list-style-name="L2">
      <style:text-properties style:font-name="Sans" officeooo:rsid="001a1763" officeooo:paragraph-rsid="001a1763"/>
    </style:style>
    <style:style style:name="P21" style:family="paragraph" style:parent-style-name="Text_20_body">
      <style:text-properties style:font-name="Sans" officeooo:rsid="001a1763" officeooo:paragraph-rsid="001a1763"/>
    </style:style>
    <style:style style:name="P22" style:family="paragraph" style:parent-style-name="Title">
      <style:text-properties style:font-name="Sans" officeooo:rsid="0012affd" officeooo:paragraph-rsid="0012affd"/>
    </style:style>
    <style:style style:name="P23" style:family="paragraph" style:parent-style-name="Subtitle">
      <style:text-properties style:font-name="Sans" officeooo:rsid="00160caf" officeooo:paragraph-rsid="00160caf"/>
    </style:style>
    <style:style style:name="T1" style:family="text">
      <style:text-properties officeooo:rsid="0012affd"/>
    </style:style>
    <style:style style:name="T2" style:family="text">
      <style:text-properties officeooo:rsid="001339ab"/>
    </style:style>
    <style:style style:name="T3" style:family="text">
      <style:text-properties officeooo:rsid="00146615"/>
    </style:style>
    <style:style style:name="T4" style:family="text">
      <style:text-properties officeooo:rsid="001734d2"/>
    </style:style>
    <style:style style:name="T5" style:family="text">
      <style:text-properties officeooo:rsid="00182b3d"/>
    </style:style>
    <style:style style:name="T6" style:family="text">
      <style:text-properties fo:font-style="italic" style:font-style-asian="italic" style:font-style-complex="italic"/>
    </style:style>
    <style:style style:name="T7" style:family="text">
      <style:text-properties fo:font-style="italic" officeooo:rsid="00182b3d" style:font-style-asian="italic" style:font-style-complex="italic"/>
    </style:style>
    <style:style style:name="T8" style:family="text">
      <style:text-properties fo:font-style="italic" officeooo:rsid="0018be82" style:font-style-asian="italic" style:font-style-complex="italic"/>
    </style:style>
    <style:style style:name="T9" style:family="text">
      <style:text-properties officeooo:rsid="0018be82"/>
    </style:style>
    <style:style style:name="T10" style:family="text">
      <style:text-properties fo:font-style="normal" officeooo:rsid="0018be82" style:font-style-asian="normal" style:font-style-complex="normal"/>
    </style:style>
    <style:style style:name="T11" style:family="text">
      <style:text-properties style:font-size-asian="12pt" style:font-size-complex="12pt"/>
    </style:style>
    <style:style style:name="T12" style:family="text">
      <style:text-properties fo:font-size="12pt" style:font-size-asian="12pt"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italic" officeooo:rsid="0018be82" style:font-size-asian="12pt" style:font-style-asian="italic" style:font-size-complex="12pt" style:font-style-complex="italic"/>
    </style:style>
    <style:style style:name="T15" style:family="text">
      <style:text-properties fo:font-size="8.25pt" fo:font-style="italic" style:font-style-asian="italic" style:font-style-complex="italic"/>
    </style:style>
    <style:style style:name="T16" style:family="text">
      <style:text-properties fo:font-size="8.25pt" fo:font-style="italic" style:font-size-asian="12pt" style:font-style-asian="italic" style:font-size-complex="12pt" style:font-style-complex="italic"/>
    </style:style>
    <style:style style:name="T17" style:family="text">
      <style:text-properties style:text-position="super 58%" fo:font-size="8.25pt" fo:font-style="italic" style:font-style-asian="italic" style:font-style-complex="italic"/>
    </style:style>
    <style:style style:name="T18" style:family="text">
      <style:text-properties style:text-position="super 58%" fo:font-size="8.25pt" fo:font-style="italic" style:font-size-asian="12pt" style:font-style-asian="italic" style:font-size-complex="12pt" style:font-style-complex="italic"/>
    </style:style>
    <style:style style:name="T19" style:family="text">
      <style:text-properties style:text-position="0% 100%" fo:font-size="7.5pt"/>
    </style:style>
    <style:style style:name="T20" style:family="text">
      <style:text-properties style:font-name="Sans"/>
    </style:style>
    <style:style style:name="T21" style:family="text">
      <style:text-properties fo:font-size="7.5pt" style:font-size-asian="12pt" style:font-size-complex="12pt"/>
    </style:style>
    <style:style style:name="T22" style:family="text">
      <style:text-properties officeooo:rsid="001be01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Video Content &amp; W<text:span text:style-name="T2">S</text:span> Design</text:p>
      <text:p text:style-name="P10"/>
      <text:h text:style-name="P1" text:outline-level="1"/>
      <text:p text:style-name="P9"><text:span text:style-name="T1">The deliverable content of our website consists of a website containing multiple sample videos of programming concepts via NxcSimulator, the NXT-Robot, and NXT-G and several worksheets correlating to these topics. In this section, the overall design of the videos and the </text:span>worksheets<text:span text:style-name="T1"> will be discussed in detail.</text:span></text:p>
      <text:p text:style-name="P23">Video Aims</text:p>
      <text:p text:style-name="P10">Firstly, before the videos themselves can be designed, <text:span text:style-name="T2">an understanding of what each of the sample videos needs to achieve is required; and also how that particular video relates to the project as a whole.</text:span></text:p>
      <text:p text:style-name="P11">The sample videos in the NXT-Robot and NXT-G sections of the website give a brief overview of the technology used <text:span text:style-name="T3">and a short demonstration of the software or hardware’s capabilities. Whilst the videos concerning NxcEditor and the NxcSimulator are to be the main source of information; containing the programming concepts and demonstrations of the simulated robot performing the tutorial code.</text:span></text:p>
      <text:p text:style-name="P23">How the videos/series were designed</text:p>
      <text:p text:style-name="P12">When designing the video series, we produced a conceptual time-line which contained significant milestones <text:span text:style-name="T4">in our goal of teaching the programming concepts. For the NxcSimulator series, the time-line looks as follows:</text:span></text:p>
      <text:list xml:id="list427886651925923879" text:style-name="L1">
        <text:list-item>
          <text:p text:style-name="P14">Installation and UI Overview.</text:p>
        </text:list-item>
        <text:list-item>
          <text:p text:style-name="P14">Basic robot <text:span text:style-name="T5">control and using the simulator: Ports and the Virtual Robot Hardware.</text:span></text:p>
        </text:list-item>
        <text:list-item>
          <text:p text:style-name="P15">Introduction to basic programming concepts: Commenting, Variables and Conditionals.</text:p>
        </text:list-item>
        <text:list-item>
          <text:p text:style-name="P15">Advanced basic programming: Various forms of iteration and the use of Sensors.</text:p>
        </text:list-item>
        <text:list-item>
          <text:p text:style-name="P15">The application of of the previous concepts in a virtual scenario.</text:p>
        </text:list-item>
      </text:list>
      <text:p text:style-name="P16"/>
      <text:p text:style-name="P16">This time-line allows us to control the flow of the videos, steadily incrementing the difficulty of the content and finally consolidating all of the demonstrated concepts in one program. </text:p>
      <text:p text:style-name="P16"><text:soft-page-break/>As seen in the study '<text:span text:style-name="T6">Concrete Teaching: Hooks and Props as Instructional Technology' by Owen Astrachan of Duke University [1].</text:span></text:p>
      <text:p text:style-name="P17">The overall understanding of programming concepts, is increased by interactive learning techniques and the application of the code to real word scenarios '<text:span text:style-name="T8">t</text:span><text:span text:style-name="T6">o provide a physical image that helps con</text:span><text:span text:style-name="T8">s</text:span><text:span text:style-name="T6">truct a mental model.'.</text:span></text:p>
      <text:p text:style-name="P17"><text:span text:style-name="T6"/></text:p>
      <text:p text:style-name="P17">This is why <text:span text:style-name="T9">all of the programming concepts taught involve are then simulated by the robot. As teaching the programming without the use of the robot would hinder ther viewers understanding of the topics in question.</text:span></text:p>
      <text:p text:style-name="P17"/>
      <text:p text:style-name="P2"><text:span text:style-name="T10">'</text:span><text:span text:style-name="T7">visualization is an appropriate technique to teach </text:span><text:span text:style-name="T6">programming in the current times. </text:span><text:span text:style-name="T9">' </text:span></text:p>
      <text:p text:style-name="P3"><text:span text:style-name="T11"><text:tab/>- </text:span><text:span text:style-name="T6">Teaching Computer Programming in the 21</text:span><text:span text:style-name="T17">st</text:span><text:span text:style-name="T15"> <text:s/></text:span><text:span text:style-name="T6">Century</text:span><text:span text:style-name="T8">[2]</text:span></text:p>
      <text:p text:style-name="P3"/>
      <text:p text:style-name="P3"><text:span text:style-name="T8"/></text:p>
      <text:p text:style-name="P5"/>
      <text:p text:style-name="P4">'To stimulate a strong desire from students of the course material so obtained which allows a more complete understanding of the topics addressed'</text:p>
      <text:p text:style-name="P4"/>
      <text:p text:style-name="P6"><text:span text:style-name="T12">- </text:span><text:span text:style-name="T13">Teaching Computer Programming in the 21</text:span><text:span text:style-name="T18">st</text:span><text:span text:style-name="T16"> <text:s/></text:span><text:span text:style-name="T13">Century </text:span><text:span text:style-name="T14">[2]</text:span></text:p>
      <text:p text:style-name="P6"><text:span text:style-name="T14"/></text:p>
      <text:p text:style-name="P23"><text:span text:style-name="T9">H</text:span>ow the individual videos were designed</text:p>
      <text:p text:style-name="P18"><text:span text:style-name="T9">Much like the video series as a whole, the individual videos were all designed to have a specific framework. To help us with the design of these videos, we used :</text:span></text:p>
      <text:p text:style-name="P18"><text:span text:style-name="T9">'</text:span><text:span text:style-name="T6">Six Steps to Creating High Quality Video Training</text:span><text:span text:style-name="T8">' – By Jermeby Vest [3] .</text:span></text:p>
      <text:p text:style-name="P19">The framework used for creating the videos was as follows:</text:p>
      <text:list xml:id="list7171314727163434204" text:style-name="L2">
        <text:list-item>
          <text:p text:style-name="P20">Introduction: What topics will be covered in this video.</text:p>
        </text:list-item>
        <text:list-item>
          <text:p text:style-name="P20">Recap: What was covered in the previous video (if applicable).</text:p>
        </text:list-item>
        <text:list-item>
          <text:p text:style-name="P20">Sectioned Content: Teaching material that is grouped into like concepts.</text:p>
        </text:list-item>
        <text:list-item>
          <text:p text:style-name="P20">Consolidation and Simulation: Line-by-line explanations of the code and the simulation of the code.</text:p>
        </text:list-item>
        <text:list-item>
          <text:p text:style-name="P20">Recap: What has been taught in this lesson.</text:p>
        </text:list-item>
      </text:list>
      <text:p text:style-name="P21"/>
      <text:p text:style-name="P21"/>
      <text:p text:style-name="P21"/>
      <text:p text:style-name="P21"/>
      <text:p text:style-name="P13"><text:soft-page-break/></text:p>
      <text:p text:style-name="P21">In General, all of the videos produced are below 10 Minutes. This is allows for concise explanations of the concepts without <text:span text:style-name="T22">the video being to long. </text:span></text:p>
      <text:p text:style-name="P12"/>
      <text:p text:style-name="P12"/>
      <text:p text:style-name="P11"/>
      <text:p text:style-name="P11"/>
      <text:p text:style-name="P16">REFERENCES</text:p>
      <text:p text:style-name="P16"/>
      <text:p text:style-name="P7"><text:span text:style-name="T20">1. </text:span><text:a xlink:type="simple" xlink:href="https://www.cs.duke.edu/~ola/papers/propsfinal.pdf" text:style-name="Internet_20_link" text:visited-style-name="Visited_20_Internet_20_Link"><text:span text:style-name="T20">https://www.cs.duke.edu/~ola/papers/propsfinal.pdf</text:span></text:a></text:p>
      <text:p text:style-name="P8"><text:span text:style-name="T20">2. </text:span><text:a xlink:type="simple" xlink:href="http://ejournalofsciences.org/archive/vol1no6/vol1no6_10.pdf" text:style-name="Internet_20_link" text:visited-style-name="Visited_20_Internet_20_Link"><text:span text:style-name="T20">http://ejournalofsciences.org/archive/vol1no6/vol1no6_10.pdf</text:span></text:a></text:p>
      <text:p text:style-name="P8"><text:span text:style-name="T20">3. </text:span><text:a xlink:type="simple" xlink:href="http://www.learningsolutionsmag.com/articles/185/six-steps-to-creating-high-quality-video-training" text:style-name="Internet_20_link" text:visited-style-name="Visited_20_Internet_20_Link"><text:span text:style-name="T20">http://www.learningsolutionsmag.com/articles/185/six-steps-to-creating-high-quality-video-training</text:span></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Sans" svg:font-family="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14:47:06.504549644</meta:creation-date>
    <dc:date>2015-04-24T16:20:43.371217753</dc:date>
    <meta:editing-duration>PT27M42S</meta:editing-duration>
    <meta:editing-cycles>6</meta:editing-cycles>
    <meta:generator>LibreOffice/4.3.3.2$Linux_X86_64 LibreOffice_project/430m0$Build-2</meta:generator>
    <meta:document-statistic meta:table-count="0" meta:image-count="0" meta:object-count="0" meta:page-count="3" meta:paragraph-count="34" meta:word-count="559" meta:character-count="3693" meta:non-whitespace-character-count="3171"/>
  </office:meta>
</office:document-meta>
</file>